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92cm" style:rel-column-width="6908*"/>
    </style:style>
    <style:style style:name="Tableau1.B" style:family="table-column">
      <style:table-column-properties style:column-width="3.064cm" style:rel-column-width="11810*"/>
    </style:style>
    <style:style style:name="Tableau1.C" style:family="table-column">
      <style:table-column-properties style:column-width="2.427cm" style:rel-column-width="9356*"/>
    </style:style>
    <style:style style:name="Tableau1.D" style:family="table-column">
      <style:table-column-properties style:column-width="2.431cm" style:rel-column-width="9369*"/>
    </style:style>
    <style:style style:name="Tableau1.F" style:family="table-column">
      <style:table-column-properties style:column-width="2.429cm" style:rel-column-width="9363*"/>
    </style:style>
    <style:style style:name="Tableau1.G" style:family="table-column">
      <style:table-column-properties style:column-width="2.431cm" style:rel-column-width="937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bf8d4" officeooo:paragraph-rsid="001bf8d4" style:font-name-asian="Nimbus Mono L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d1344" officeooo:paragraph-rsid="001d1344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ed1eb" officeooo:paragraph-rsid="001ed1eb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204b80" officeooo:paragraph-rsid="00204b80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21e8a0" officeooo:paragraph-rsid="0021e8a0" style:font-name-asian="Nimbus Mono L" style:font-size-asian="10pt" style:font-name-complex="Liberation Mono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F"/>
        <table:table-column table:style-name="Tableau1.G"/>
        <table:table-row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Référence</text:p>
          </table:table-cell>
          <table:table-cell table:style-name="Tableau1.A1" office:value-type="string">
            <text:p text:style-name="P2">alimentation</text:p>
          </table:table-cell>
          <table:table-cell table:style-name="Tableau1.A1" office:value-type="string">
            <text:p text:style-name="P2">consommation</text:p>
          </table:table-cell>
          <table:table-cell table:style-name="Tableau1.A1" office:value-type="string">
            <text:p text:style-name="P2">Luminosité</text:p>
          </table:table-cell>
          <table:table-cell table:style-name="Tableau1.A1" office:value-type="string">
            <text:p text:style-name="P4">Forme factor</text:p>
          </table:table-cell>
          <table:table-cell table:style-name="Tableau1.G1" office:value-type="string">
            <text:p text:style-name="P2">Prix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>https://www.gotronic.fr/art-led-rgb-5-mm-led5rvb-2103.htm</text:p>
          </table:table-cell>
          <table:table-cell table:style-name="Tableau1.A2" office:value-type="string">
            <text:p text:style-name="P6">2-3.2</text:p>
          </table:table-cell>
          <table:table-cell table:style-name="Tableau1.A2" office:value-type="string">
            <text:p text:style-name="P6">20</text:p>
          </table:table-cell>
          <table:table-cell table:style-name="Tableau1.A2" office:value-type="string">
            <text:p text:style-name="P6">400-900</text:p>
          </table:table-cell>
          <table:table-cell table:style-name="Tableau1.A2" office:value-type="string">
            <text:p text:style-name="P4">Led classique</text:p>
          </table:table-cell>
          <table:table-cell table:style-name="Tableau1.G2" office:value-type="string">
            <text:p text:style-name="P6">0.75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>https://www.gotronic.fr/art-led-rgb-5-mm-l5rvb-c-20753.htm</text:p>
          </table:table-cell>
          <table:table-cell table:style-name="Tableau1.A2" office:value-type="string">
            <text:p text:style-name="P6">2-3.2</text:p>
          </table:table-cell>
          <table:table-cell table:style-name="Tableau1.A2" office:value-type="string">
            <text:p text:style-name="P6">20</text:p>
          </table:table-cell>
          <table:table-cell table:style-name="Tableau1.A2" office:value-type="string">
            <text:p text:style-name="P6">600-3000</text:p>
          </table:table-cell>
          <table:table-cell table:style-name="Tableau1.A2" office:value-type="string">
            <text:p text:style-name="P4">Led classique</text:p>
          </table:table-cell>
          <table:table-cell table:style-name="Tableau1.G2" office:value-type="string">
            <text:p text:style-name="P6">0.90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">https://www.gotronic.fr/art-module-a-led-rgb-st010-26099.htm</text:p>
          </table:table-cell>
          <table:table-cell table:style-name="Tableau1.A2" office:value-type="string">
            <text:p text:style-name="P6">5</text:p>
          </table:table-cell>
          <table:table-cell table:style-name="Tableau1.A2" office:value-type="string">
            <text:p text:style-name="P1">?</text:p>
          </table:table-cell>
          <table:table-cell table:style-name="Tableau1.A2" office:value-type="string">
            <text:p text:style-name="P1">?</text:p>
          </table:table-cell>
          <table:table-cell table:style-name="Tableau1.A2" office:value-type="string">
            <text:p text:style-name="P4">Module</text:p>
          </table:table-cell>
          <table:table-cell table:style-name="Tableau1.G2" office:value-type="string">
            <text:p text:style-name="P6">2.40€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<text:bookmark-start text:name="__DdeLink__214_1688777465"/>https://www.gotronic.fr/art-module-a-led-rgb-gt1090-26134.htm<text:bookmark-end text:name="__DdeLink__214_1688777465"/></text:p>
          </table:table-cell>
          <table:table-cell table:style-name="Tableau1.A2" office:value-type="string">
            <text:p text:style-name="P6">3.3-5</text:p>
          </table:table-cell>
          <table:table-cell table:style-name="Tableau1.A2" office:value-type="string">
            <text:p text:style-name="P1">?</text:p>
          </table:table-cell>
          <table:table-cell table:style-name="Tableau1.A2" office:value-type="string">
            <text:p text:style-name="P1">?</text:p>
          </table:table-cell>
          <table:table-cell table:style-name="Tableau1.A2" office:value-type="string">
            <text:p text:style-name="P4">Module</text:p>
          </table:table-cell>
          <table:table-cell table:style-name="Tableau1.G2" office:value-type="string">
            <text:p text:style-name="P6">2.40€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https://www.lextronic.fr/plateformes-io-velleman/15840-modules-io-led-rgb-2-pcs.html</text:p>
          </table:table-cell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P1">?</text:p>
          </table:table-cell>
          <table:table-cell table:style-name="Tableau1.A2" office:value-type="string">
            <text:p text:style-name="P1">?</text:p>
          </table:table-cell>
          <table:table-cell table:style-name="Tableau1.A2" office:value-type="string">
            <text:p text:style-name="P4">Module</text:p>
          </table:table-cell>
          <table:table-cell table:style-name="Tableau1.G2" office:value-type="string">
            <text:p text:style-name="P5">4.95€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4T14:57:22.074088760</dc:date>
    <meta:editing-duration>PT3H36M52S</meta:editing-duration>
    <meta:editing-cycles>6</meta:editing-cycles>
    <meta:generator>LibreOffice/5.1.6.2.0$Linux_X86_64 LibreOffice_project/10$Build-2</meta:generator>
    <meta:document-statistic meta:table-count="1" meta:image-count="0" meta:object-count="0" meta:page-count="1" meta:paragraph-count="37" meta:word-count="40" meta:character-count="491" meta:non-whitespace-character-count="488"/>
  </office:meta>
</office:document-meta>
</file>